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1139in" table:align="left" style:writing-mode="lr-tb"/>
    </style:style>
    <style:style style:name="Table1.A" style:family="table-column">
      <style:table-column-properties style:column-width="0.886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3.15in"/>
    </style:style>
    <style:style style:name="Table1.D" style:family="table-column">
      <style:table-column-properties style:column-width="1.3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075in" fo:padding-right="0.075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075in" fo:padding-right="0.075in" fo:padding-top="0in" fo:padding-bottom="0in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5.8576in" fo:margin-left="-0.075in" table:align="left" style:writing-mode="lr-tb"/>
    </style:style>
    <style:style style:name="Table2.A" style:family="table-column">
      <style:table-column-properties style:column-width="1.2563in"/>
    </style:style>
    <style:style style:name="Table2.B" style:family="table-column">
      <style:table-column-properties style:column-width="0.2958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0.2951in"/>
    </style:style>
    <style:style style:name="Table2.E" style:family="table-column">
      <style:table-column-properties style:column-width="1.3785in"/>
    </style:style>
    <style:style style:name="Table2.G" style:family="table-column">
      <style:table-column-properties style:column-width="0.95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5.8576in" fo:margin-left="-0.075in" table:align="left" style:writing-mode="lr-tb"/>
    </style:style>
    <style:style style:name="Table3.A" style:family="table-column">
      <style:table-column-properties style:column-width="1.2563in"/>
    </style:style>
    <style:style style:name="Table3.B" style:family="table-column">
      <style:table-column-properties style:column-width="0.2958in"/>
    </style:style>
    <style:style style:name="Table3.C" style:family="table-column">
      <style:table-column-properties style:column-width="1.3778in"/>
    </style:style>
    <style:style style:name="Table3.D" style:family="table-column">
      <style:table-column-properties style:column-width="0.2951in"/>
    </style:style>
    <style:style style:name="Table3.E" style:family="table-column">
      <style:table-column-properties style:column-width="1.3785in"/>
    </style:style>
    <style:style style:name="Table3.G" style:family="table-column">
      <style:table-column-properties style:column-width="0.9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5.8576in" fo:margin-left="-0.075in" table:align="left" style:writing-mode="lr-tb"/>
    </style:style>
    <style:style style:name="Table4.A" style:family="table-column">
      <style:table-column-properties style:column-width="1.2563in"/>
    </style:style>
    <style:style style:name="Table4.B" style:family="table-column">
      <style:table-column-properties style:column-width="0.2958in"/>
    </style:style>
    <style:style style:name="Table4.C" style:family="table-column">
      <style:table-column-properties style:column-width="1.3778in"/>
    </style:style>
    <style:style style:name="Table4.D" style:family="table-column">
      <style:table-column-properties style:column-width="0.2951in"/>
    </style:style>
    <style:style style:name="Table4.E" style:family="table-column">
      <style:table-column-properties style:column-width="1.3785in"/>
    </style:style>
    <style:style style:name="Table4.G" style:family="table-column">
      <style:table-column-properties style:column-width="0.95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5.8576in" fo:margin-left="-0.075in" table:align="left" style:writing-mode="lr-tb"/>
    </style:style>
    <style:style style:name="Table5.A" style:family="table-column">
      <style:table-column-properties style:column-width="1.2563in"/>
    </style:style>
    <style:style style:name="Table5.B" style:family="table-column">
      <style:table-column-properties style:column-width="0.2958in"/>
    </style:style>
    <style:style style:name="Table5.C" style:family="table-column">
      <style:table-column-properties style:column-width="1.3778in"/>
    </style:style>
    <style:style style:name="Table5.D" style:family="table-column">
      <style:table-column-properties style:column-width="0.2951in"/>
    </style:style>
    <style:style style:name="Table5.E" style:family="table-column">
      <style:table-column-properties style:column-width="1.3785in"/>
    </style:style>
    <style:style style:name="Table5.G" style:family="table-column">
      <style:table-column-properties style:column-width="0.95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4" style:family="table">
      <style:table-properties style:width="5.8576in" fo:margin-left="-0.075in" table:align="left" style:writing-mode="lr-tb"/>
    </style:style>
    <style:style style:name="Table14.A" style:family="table-column">
      <style:table-column-properties style:column-width="1.2563in"/>
    </style:style>
    <style:style style:name="Table14.B" style:family="table-column">
      <style:table-column-properties style:column-width="0.2958in"/>
    </style:style>
    <style:style style:name="Table14.C" style:family="table-column">
      <style:table-column-properties style:column-width="1.3778in"/>
    </style:style>
    <style:style style:name="Table14.D" style:family="table-column">
      <style:table-column-properties style:column-width="0.2951in"/>
    </style:style>
    <style:style style:name="Table14.E" style:family="table-column">
      <style:table-column-properties style:column-width="1.3785in"/>
    </style:style>
    <style:style style:name="Table14.G" style:family="table-column">
      <style:table-column-properties style:column-width="0.959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5" style:family="table">
      <style:table-properties style:width="5.8576in" fo:margin-left="-0.075in" table:align="left" style:writing-mode="lr-tb"/>
    </style:style>
    <style:style style:name="Table15.A" style:family="table-column">
      <style:table-column-properties style:column-width="1.2563in"/>
    </style:style>
    <style:style style:name="Table15.B" style:family="table-column">
      <style:table-column-properties style:column-width="0.2958in"/>
    </style:style>
    <style:style style:name="Table15.C" style:family="table-column">
      <style:table-column-properties style:column-width="1.3778in"/>
    </style:style>
    <style:style style:name="Table15.D" style:family="table-column">
      <style:table-column-properties style:column-width="0.2951in"/>
    </style:style>
    <style:style style:name="Table15.E" style:family="table-column">
      <style:table-column-properties style:column-width="1.3785in"/>
    </style:style>
    <style:style style:name="Table15.G" style:family="table-column">
      <style:table-column-properties style:column-width="0.95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6" style:family="table">
      <style:table-properties style:width="5.8576in" fo:margin-left="-0.075in" table:align="left" style:writing-mode="lr-tb"/>
    </style:style>
    <style:style style:name="Table16.A" style:family="table-column">
      <style:table-column-properties style:column-width="1.2563in"/>
    </style:style>
    <style:style style:name="Table16.B" style:family="table-column">
      <style:table-column-properties style:column-width="0.2958in"/>
    </style:style>
    <style:style style:name="Table16.C" style:family="table-column">
      <style:table-column-properties style:column-width="1.3778in"/>
    </style:style>
    <style:style style:name="Table16.D" style:family="table-column">
      <style:table-column-properties style:column-width="0.2951in"/>
    </style:style>
    <style:style style:name="Table16.E" style:family="table-column">
      <style:table-column-properties style:column-width="1.3785in"/>
    </style:style>
    <style:style style:name="Table16.G" style:family="table-column">
      <style:table-column-properties style:column-width="0.959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9" style:family="table">
      <style:table-properties style:width="5.8576in" fo:margin-left="-0.075in" table:align="left" style:writing-mode="lr-tb"/>
    </style:style>
    <style:style style:name="Table19.A" style:family="table-column">
      <style:table-column-properties style:column-width="1.2563in"/>
    </style:style>
    <style:style style:name="Table19.B" style:family="table-column">
      <style:table-column-properties style:column-width="0.2958in"/>
    </style:style>
    <style:style style:name="Table19.C" style:family="table-column">
      <style:table-column-properties style:column-width="1.3778in"/>
    </style:style>
    <style:style style:name="Table19.D" style:family="table-column">
      <style:table-column-properties style:column-width="0.2951in"/>
    </style:style>
    <style:style style:name="Table19.E" style:family="table-column">
      <style:table-column-properties style:column-width="1.3785in"/>
    </style:style>
    <style:style style:name="Table19.G" style:family="table-column">
      <style:table-column-properties style:column-width="0.95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officeooo:rsid="00011d4a" officeooo:paragraph-rsid="00011d4a" style:font-size-asian="10pt" style:font-name-complex="Arial"/>
    </style:style>
    <style:style style:name="P2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4" style:family="paragraph" style:parent-style-name="Header">
      <style:paragraph-properties fo:margin-top="0in" fo:margin-bottom="0in" loext:contextual-spacing="false"/>
      <style:text-properties style:font-name="Arial" fo:font-size="10pt" style:font-size-asian="10pt" style:font-name-complex="Arial"/>
    </style:style>
    <style:style style:name="P5" style:family="paragraph" style:parent-style-name="Header">
      <style:paragraph-properties fo:margin-top="0.0417in" fo:margin-bottom="0in" loext:contextual-spacing="false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text-properties fo:font-style="italic" style:font-name-asian="Wingdings" style:font-style-asian="italic" style:font-name-complex="Wingdings"/>
    </style:style>
    <style:style style:name="P10" style:family="paragraph" style:parent-style-name="Standard">
      <style:text-properties fo:color="#0000ff" fo:font-style="italic" style:font-style-asian="italic"/>
    </style:style>
    <style:style style:name="P11" style:family="paragraph" style:parent-style-name="Standard">
      <style:text-properties fo:color="#0000ff" fo:font-style="italic" fo:font-weight="bold" style:font-name-asian="Wingdings" style:font-style-asian="italic" style:font-weight-asian="bold" style:font-name-complex="Wingdings"/>
    </style:style>
    <style:style style:name="P12" style:family="paragraph" style:parent-style-name="Standard">
      <style:paragraph-properties fo:text-align="justify" style:justify-single-word="false"/>
      <style:text-properties fo:color="#0000ff" fo:font-style="italic" fo:font-weight="bold" style:font-name-asian="Wingdings" style:font-style-asian="italic" style:font-weight-asian="bold" style:font-name-complex="Wingdings"/>
    </style:style>
    <style:style style:name="P13" style:family="paragraph" style:parent-style-name="Standard">
      <style:text-properties fo:color="#0000ff" style:font-name-asian="Wingdings" style:font-name-complex="Wingdings"/>
    </style:style>
    <style:style style:name="P14" style:family="paragraph" style:parent-style-name="Standard">
      <style:text-properties fo:text-transform="uppercase" fo:font-size="10pt" fo:language="en" fo:country="US" fo:font-weight="bold" style:font-size-asian="10pt" style:language-asian="en" style:country-asian="US" style:font-weight-asian="bold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04f76c"/>
    </style:style>
    <style:style style:name="P17" style:family="paragraph" style:parent-style-name="Standard">
      <style:text-properties style:font-style-complex="italic"/>
    </style:style>
    <style:style style:name="P18" style:family="paragraph" style:parent-style-name="Standard">
      <style:paragraph-properties fo:text-align="justify" style:justify-single-word="false"/>
      <style:text-properties style:font-weight-complex="bold"/>
    </style:style>
    <style:style style:name="P19" style:family="paragraph" style:parent-style-name="Standard">
      <style:text-properties style:font-name-asian="Wingdings" style:font-name-complex="Wingdings"/>
    </style:style>
    <style:style style:name="P20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21" style:family="paragraph" style:parent-style-name="Standard">
      <style:text-properties style:font-name-asian="Wingdings" style:font-name-complex="Wingdings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-asian="Wingdings" style:font-name-complex="Wingdings" style:font-weight-complex="bold"/>
    </style:style>
    <style:style style:name="P23" style:family="paragraph" style:parent-style-name="Standard">
      <style:text-properties style:font-name-asian="Wingdings" style:font-name-complex="Wingdings" style:font-style-complex="italic"/>
    </style:style>
    <style:style style:name="P24" style:family="paragraph" style:parent-style-name="Standard">
      <style:text-properties fo:font-weight="bold" style:font-name-asian="Wingdings" style:font-weight-asian="bold" style:font-name-complex="Wingdings"/>
    </style:style>
    <style:style style:name="P25" style:family="paragraph" style:parent-style-name="Standard">
      <style:paragraph-properties fo:text-align="justify" style:justify-single-word="false"/>
      <style:text-properties fo:font-weight="bold" style:font-name-asian="Wingdings" style:font-weight-asian="bold" style:font-name-complex="Wingdings"/>
    </style:style>
    <style:style style:name="P26" style:family="paragraph" style:parent-style-name="Standard">
      <style:paragraph-properties fo:text-align="justify" style:justify-single-word="false"/>
      <style:text-properties fo:font-weight="bold" style:font-name-asian="Wingdings" style:font-weight-asian="bold" style:font-name-complex="Wingdings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rsid="000215d1" officeooo:paragraph-rsid="000215d1"/>
    </style:style>
    <style:style style:name="P28" style:family="paragraph" style:parent-style-name="Standard">
      <style:paragraph-properties fo:margin-top="0.1665in" fo:margin-bottom="0.1665in" loext:contextual-spacing="false"/>
    </style:style>
    <style:style style:name="P29" style:family="paragraph" style:parent-style-name="Standard">
      <style:paragraph-properties fo:margin-top="0.1665in" fo:margin-bottom="0.1665in" loext:contextual-spacing="false" fo:text-align="end" style:justify-single-word="false"/>
      <style:text-properties style:font-name="Wingdings" style:font-name-asian="Wingdings" style:font-name-complex="Wingdings"/>
    </style:style>
    <style:style style:name="P30" style:family="paragraph" style:parent-style-name="Standard">
      <style:paragraph-properties fo:margin-top="0.1665in" fo:margin-bottom="0.1665in" loext:contextual-spacing="false" fo:text-align="justify" style:justify-single-word="false"/>
      <style:text-properties style:font-name="Wingdings" style:font-name-asian="Wingdings" style:font-name-complex="Wingdings"/>
    </style:style>
    <style:style style:name="P31" style:family="paragraph" style:parent-style-name="Standard">
      <style:paragraph-properties fo:margin-top="0.1665in" fo:margin-bottom="0.1665in" loext:contextual-spacing="false"/>
      <style:text-properties style:font-name-asian="Wingdings" style:font-name-complex="Wingdings"/>
    </style:style>
    <style:style style:name="P32" style:family="paragraph" style:parent-style-name="Standard">
      <style:paragraph-properties fo:margin-top="0.1665in" fo:margin-bottom="0.1665in" loext:contextual-spacing="false" fo:text-align="justify" style:justify-single-word="false"/>
      <style:text-properties style:font-name-asian="Wingdings" style:font-name-complex="Wingdings"/>
    </style:style>
    <style:style style:name="P33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style:font-name-asian="Wingdings" style:font-name-complex="Wingdings"/>
    </style:style>
    <style:style style:name="P34" style:family="paragraph" style:parent-style-name="Standard">
      <style:paragraph-properties fo:margin-left="-0.0752in" fo:margin-right="0in" fo:margin-top="0.1665in" fo:margin-bottom="0.1665in" loext:contextual-spacing="false" fo:text-align="justify" style:justify-single-word="false" fo:text-indent="0in" style:auto-text-indent="false"/>
      <style:text-properties style:font-name-asian="Wingdings" style:font-name-complex="Wingdings"/>
    </style:style>
    <style:style style:name="P35" style:family="paragraph" style:parent-style-name="Requisito">
      <style:text-properties style:font-name-asian="Wingdings" style:font-name-complex="Wingdings"/>
    </style:style>
    <style:style style:name="P36" style:family="paragraph" style:parent-style-name="Tabletext">
      <style:paragraph-properties fo:margin-left="0in" fo:margin-right="0in" fo:text-align="center" style:justify-single-word="false" fo:text-indent="0in" style:auto-text-indent="false"/>
      <style:text-properties fo:font-size="11pt" fo:language="pt" fo:country="BR" fo:font-weight="bold" style:font-size-asian="11pt" style:font-weight-asian="bold"/>
    </style:style>
    <style:style style:name="P37" style:family="paragraph" style:parent-style-name="Tabletext">
      <style:paragraph-properties fo:margin-left="0in" fo:margin-right="0in" fo:text-indent="0in" style:auto-text-indent="false"/>
      <style:text-properties style:font-name="Times" fo:language="pt" fo:country="BR" style:font-name-complex="Times"/>
    </style:style>
    <style:style style:name="P38" style:family="paragraph" style:parent-style-name="Tabletext">
      <style:paragraph-properties fo:margin-left="0.0236in" fo:margin-right="0in" fo:text-align="center" style:justify-single-word="false" fo:text-indent="0in" style:auto-text-indent="false"/>
      <style:text-properties fo:font-size="11pt" fo:language="pt" fo:country="BR" fo:font-weight="bold" style:font-size-asian="11pt" style:font-weight-asian="bold"/>
    </style:style>
    <style:style style:name="P39" style:family="paragraph" style:parent-style-name="Tabletext">
      <style:paragraph-properties fo:margin-left="0.0236in" fo:margin-right="0in" fo:text-indent="0in" style:auto-text-indent="false"/>
      <style:text-properties style:font-name="Times" fo:language="pt" fo:country="BR" style:font-name-complex="Times"/>
    </style:style>
    <style:style style:name="P40" style:family="paragraph" style:parent-style-name="Tabletext">
      <style:paragraph-properties fo:margin-left="0.0209in" fo:margin-right="0in" fo:text-align="center" style:justify-single-word="false" fo:text-indent="0in" style:auto-text-indent="false"/>
      <style:text-properties fo:font-size="11pt" fo:language="pt" fo:country="BR" fo:font-weight="bold" style:font-size-asian="11pt" style:font-weight-asian="bold"/>
    </style:style>
    <style:style style:name="P41" style:family="paragraph" style:parent-style-name="Tabletext">
      <style:paragraph-properties fo:margin-left="0.0209in" fo:margin-right="0in" fo:text-indent="0in" style:auto-text-indent="false"/>
      <style:text-properties style:font-name="Times" fo:language="pt" fo:country="BR" officeooo:rsid="00011d4a" officeooo:paragraph-rsid="00011d4a" style:font-name-complex="Times"/>
    </style:style>
    <style:style style:name="P42" style:family="paragraph" style:parent-style-name="Contents_20_2">
      <style:paragraph-properties>
        <style:tab-stops>
          <style:tab-stop style:position="0.6665in"/>
          <style:tab-stop style:position="6.2917in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0.2957in"/>
          <style:tab-stop style:position="0.3335in"/>
          <style:tab-stop style:position="0.3937in"/>
          <style:tab-stop style:position="6.2917in" style:type="right" style:leader-style="dotted" style:leader-text="."/>
        </style:tab-stops>
      </style:paragraph-properties>
    </style:style>
    <style:style style:name="P44" style:family="paragraph" style:parent-style-name="Corpo_20_de_20_texto_20_3">
      <style:text-properties fo:color="#000000" style:font-name-asian="Wingdings" style:font-name-complex="Wingdings"/>
    </style:style>
    <style:style style:name="P45" style:family="paragraph" style:parent-style-name="Contents_20_3">
      <style:paragraph-properties>
        <style:tab-stops>
          <style:tab-stop style:position="0.8335in"/>
          <style:tab-stop style:position="6.2917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2917in" style:type="right" style:leader-style="dotted" style:leader-text="."/>
        </style:tab-stops>
      </style:paragraph-properties>
    </style:style>
    <style:style style:name="P47" style:family="paragraph" style:parent-style-name="sistema">
      <style:text-properties fo:font-style="italic" officeooo:rsid="000215d1" officeooo:paragraph-rsid="000215d1" style:font-style-asian="italic"/>
    </style:style>
    <style:style style:name="P48" style:family="paragraph" style:parent-style-name="Standard">
      <style:text-properties fo:font-style="italic" style:font-name-asian="Wingdings" style:font-style-asian="italic" style:font-name-complex="Wingdings"/>
    </style:style>
    <style:style style:name="P49" style:family="paragraph" style:parent-style-name="Standard">
      <style:text-properties fo:font-style="italic" officeooo:paragraph-rsid="0011505c" style:font-name-asian="Wingdings" style:font-style-asian="italic" style:font-name-complex="Wingdings"/>
    </style:style>
    <style:style style:name="P50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51" style:family="paragraph" style:parent-style-name="Standard">
      <style:paragraph-properties fo:text-align="justify" style:justify-single-word="false"/>
      <style:text-properties officeooo:paragraph-rsid="0011505c" style:font-name-asian="Wingdings" style:font-name-complex="Wingdings"/>
    </style:style>
    <style:style style:name="P52" style:family="paragraph" style:parent-style-name="Standard">
      <style:paragraph-properties fo:text-align="justify" style:justify-single-word="false"/>
      <style:text-properties officeooo:paragraph-rsid="0011505c" style:font-name-asian="Wingdings" style:font-name-complex="Wingdings" style:font-weight-complex="bold"/>
    </style:style>
    <style:style style:name="P53" style:family="paragraph" style:parent-style-name="Standard">
      <style:text-properties officeooo:paragraph-rsid="0011505c" style:font-name-asian="Wingdings" style:font-name-complex="Wingdings"/>
    </style:style>
    <style:style style:name="P54" style:family="paragraph" style:parent-style-name="Standard">
      <style:text-properties fo:font-weight="bold" officeooo:paragraph-rsid="0011505c" style:font-name-asian="Wingdings" style:font-weight-asian="bold" style:font-name-complex="Wingdings"/>
    </style:style>
    <style:style style:name="P55" style:family="paragraph" style:parent-style-name="Standard">
      <style:text-properties fo:color="#0000ff" fo:font-style="italic" fo:font-weight="bold" officeooo:paragraph-rsid="0011505c" style:font-name-asian="Wingdings" style:font-style-asian="italic" style:font-weight-asian="bold" style:font-name-complex="Wingdings"/>
    </style:style>
    <style:style style:name="P56" style:family="paragraph" style:parent-style-name="Standard" style:master-page-name="Convert_20_1">
      <style:paragraph-properties fo:text-align="center" style:justify-single-word="false" style:page-number="auto"/>
    </style:style>
    <style:style style:name="P57" style:family="paragraph" style:parent-style-name="Standard">
      <style:paragraph-properties fo:margin-top="0.1665in" fo:margin-bottom="0.1665in" loext:contextual-spacing="false"/>
      <style:text-properties officeooo:paragraph-rsid="0011505c" style:font-name-asian="Wingdings" style:font-name-complex="Wingdings"/>
    </style:style>
    <style:style style:name="P58" style:family="paragraph" style:parent-style-name="Standard">
      <style:paragraph-properties fo:margin-top="0.1665in" fo:margin-bottom="0.1665in" loext:contextual-spacing="false" fo:text-align="end" style:justify-single-word="false"/>
      <style:text-properties style:font-name="Wingdings" officeooo:paragraph-rsid="0011505c" style:font-name-asian="Wingdings" style:font-name-complex="Wingdings"/>
    </style:style>
    <style:style style:name="P59" style:family="paragraph" style:parent-style-name="Standard">
      <style:paragraph-properties fo:margin-left="-0.0752in" fo:margin-right="0in" fo:margin-top="0.1665in" fo:margin-bottom="0.1665in" loext:contextual-spacing="false" fo:text-indent="0in" style:auto-text-indent="false"/>
      <style:text-properties officeooo:paragraph-rsid="0011505c" style:font-name-asian="Wingdings" style:font-name-complex="Wingdings"/>
    </style:style>
    <style:style style:name="P60" style:family="paragraph" style:parent-style-name="Heading_20_1">
      <style:text-properties style:font-name-asian="Wingdings" style:font-name-complex="Wingdings"/>
    </style:style>
    <style:style style:name="P61" style:family="paragraph" style:parent-style-name="Heading_20_1" style:master-page-name="Convert_20_3">
      <style:paragraph-properties style:page-number="auto"/>
    </style:style>
    <style:style style:name="P62" style:family="paragraph" style:parent-style-name="Heading_20_1">
      <style:paragraph-properties fo:margin-left="0.2992in" fo:margin-right="0in" fo:text-indent="-0.2992in" style:auto-text-indent="false"/>
    </style:style>
    <style:style style:name="P63" style:family="paragraph" style:parent-style-name="Heading_20_2">
      <style:text-properties style:font-style-complex="italic"/>
    </style:style>
    <style:style style:name="P64" style:family="paragraph" style:parent-style-name="Heading_20_2">
      <style:text-properties style:font-name-asian="Wingdings" style:font-name-complex="Wingdings" style:font-style-complex="italic"/>
    </style:style>
    <style:style style:name="P65" style:family="paragraph" style:parent-style-name="destaque_20_1">
      <style:text-properties fo:language="pt" fo:country="BR" fo:font-style="italic" style:font-name-asian="Wingdings" style:language-asian="pt" style:country-asian="BR" style:font-style-asian="italic" style:font-name-complex="Wingdings"/>
    </style:style>
    <style:style style:name="P66" style:family="paragraph" style:parent-style-name="Requisito">
      <style:text-properties style:font-name-asian="Wingdings" style:font-name-complex="Wingdings"/>
    </style:style>
    <style:style style:name="P67" style:family="paragraph" style:parent-style-name="Requisito">
      <style:text-properties officeooo:paragraph-rsid="0011505c" style:font-name-asian="Wingdings" style:font-name-complex="Wingdings"/>
    </style:style>
    <style:style style:name="P68" style:family="paragraph" style:parent-style-name="Tabletext">
      <style:paragraph-properties fo:margin-left="0in" fo:margin-right="0in" fo:text-indent="0in" style:auto-text-indent="false"/>
      <style:text-properties style:font-name="Times" fo:language="pt" fo:country="BR" officeooo:rsid="0014d751" officeooo:paragraph-rsid="0014d751" style:font-name-complex="Times"/>
    </style:style>
    <style:style style:name="P69" style:family="paragraph" style:parent-style-name="Tabletext">
      <style:paragraph-properties fo:margin-left="0.0236in" fo:margin-right="0in" fo:text-indent="0in" style:auto-text-indent="false"/>
      <style:text-properties style:font-name="Times" fo:language="pt" fo:country="BR" officeooo:rsid="0014d751" officeooo:paragraph-rsid="0014d751" style:font-name-complex="Times"/>
    </style:style>
    <style:style style:name="P70" style:family="paragraph" style:parent-style-name="Tabletext">
      <style:paragraph-properties fo:margin-left="0.0209in" fo:margin-right="0in" fo:text-indent="0in" style:auto-text-indent="false"/>
      <style:text-properties style:font-name="Times" fo:language="pt" fo:country="BR" officeooo:rsid="0014d751" officeooo:paragraph-rsid="0014d751" style:font-name-complex="Times"/>
    </style:style>
    <style:style style:name="P71" style:family="paragraph" style:parent-style-name="titulo" style:master-page-name="Standard">
      <style:paragraph-properties style:page-number="auto"/>
    </style:style>
    <style:style style:name="P72" style:family="paragraph" style:parent-style-name="conteudo" style:list-style-name="" style:master-page-name="Convert_20_2">
      <style:paragraph-properties style:page-number="auto"/>
    </style:style>
    <style:style style:name="P73" style:family="paragraph" style:parent-style-name="Com_20_marcadores" style:list-style-name="WW8Num23"/>
    <style:style style:name="P74" style:family="paragraph" style:parent-style-name="Com_20_marcadores" style:list-style-name="WW8Num23">
      <style:text-properties style:font-name-asian="Wingdings" style:font-name-complex="Wingdings"/>
    </style:style>
    <style:style style:name="T1" style:family="text">
      <style:text-properties officeooo:rsid="00011d4a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style:font-weight-complex="bold"/>
    </style:style>
    <style:style style:name="T5" style:family="text">
      <style:text-properties style:font-style-complex="italic"/>
    </style:style>
    <style:style style:name="T6" style:family="text">
      <style:text-properties officeooo:rsid="0004f76c" style:font-style-complex="italic"/>
    </style:style>
    <style:style style:name="T7" style:family="text">
      <style:text-properties officeooo:rsid="000861b9" style:font-style-complex="italic"/>
    </style:style>
    <style:style style:name="T8" style:family="text">
      <style:text-properties officeooo:rsid="000d6a64" style:font-style-complex="italic"/>
    </style:style>
    <style:style style:name="T9" style:family="text">
      <style:text-properties officeooo:rsid="0011505c" style:font-style-complex="italic"/>
    </style:style>
    <style:style style:name="T10" style:family="text">
      <style:text-properties fo:font-weight="bold" style:font-weight-asian="bold"/>
    </style:style>
    <style:style style:name="T11" style:family="text">
      <style:text-properties style:font-size-complex="14pt"/>
    </style:style>
    <style:style style:name="T12" style:family="text">
      <style:text-properties fo:font-variant="normal" fo:text-transform="none" fo:font-weight="normal" style:font-weight-asian="normal"/>
    </style:style>
    <style:style style:name="T13" style:family="text">
      <style:text-properties fo:font-variant="normal" fo:text-transform="none" fo:font-weight="normal" style:font-weight-asian="normal" style:font-size-complex="14pt"/>
    </style:style>
    <style:style style:name="T14" style:family="text">
      <style:text-properties fo:font-variant="normal" fo:text-transform="none" fo:font-size="12pt" fo:font-weight="normal" style:font-size-asian="12pt" style:font-weight-asian="normal" style:font-size-complex="12pt"/>
    </style:style>
    <style:style style:name="T15" style:family="text">
      <style:text-properties fo:font-variant="normal" fo:text-transform="none" fo:font-size="12pt" fo:language="en" fo:country="US" style:font-size-asian="12pt" style:language-asian="en" style:country-asian="US" style:font-size-complex="12pt"/>
    </style:style>
    <style:style style:name="T16" style:family="text">
      <style:text-properties fo:font-size="12pt" fo:language="en" fo:country="US" fo:font-style="normal" style:font-size-asian="12pt" style:language-asian="en" style:country-asian="US" style:font-style-asian="normal" style:font-size-complex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language-asian="en" style:country-asian="US"/>
    </style:style>
    <style:style style:name="T19" style:family="text">
      <style:text-properties fo:language="en" fo:country="US" style:language-asian="en" style:country-asian="US" style:font-size-complex="13pt"/>
    </style:style>
    <style:style style:name="T20" style:family="text">
      <style:text-properties fo:language="en" fo:country="US" style:language-asian="en" style:country-asian="US" style:font-size-complex="13pt" style:font-style-complex="italic"/>
    </style:style>
    <style:style style:name="T21" style:family="text">
      <style:text-properties fo:language="en" fo:country="US" style:language-asian="en" style:country-asian="US" style:font-style-complex="italic"/>
    </style:style>
    <style:style style:name="T22" style:family="text">
      <style:text-properties fo:language="en" fo:country="US" fo:font-weight="bold" style:font-weight-asian="bold"/>
    </style:style>
    <style:style style:name="T23" style:family="text">
      <style:text-properties style:font-name-asian="Arial"/>
    </style:style>
    <style:style style:name="T24" style:family="text">
      <style:text-properties style:font-name-asian="Arial" style:font-name-complex="Arial"/>
    </style:style>
    <style:style style:name="T25" style:family="text">
      <style:text-properties style:font-name-asian="Wingdings" style:font-name-complex="Wingdings"/>
    </style:style>
    <style:style style:name="T26" style:family="text">
      <style:text-properties style:font-name-asian="Wingdings" style:font-name-complex="Wingdings" style:font-style-complex="italic"/>
    </style:style>
    <style:style style:name="T27" style:family="text">
      <style:text-properties officeooo:rsid="000861b9" style:font-name-asian="Wingdings" style:font-name-complex="Wingdings" style:font-style-complex="italic"/>
    </style:style>
    <style:style style:name="T28" style:family="text">
      <style:text-properties officeooo:rsid="000a947a" style:font-name-asian="Wingdings" style:font-name-complex="Wingdings" style:font-style-complex="italic"/>
    </style:style>
    <style:style style:name="T29" style:family="text">
      <style:text-properties officeooo:rsid="000d7486" style:font-name-asian="Wingdings" style:font-name-complex="Wingdings" style:font-style-complex="italic"/>
    </style:style>
    <style:style style:name="T30" style:family="text">
      <style:text-properties officeooo:rsid="0011505c" style:font-name-asian="Wingdings" style:font-name-complex="Wingdings"/>
    </style:style>
    <style:style style:name="T31" style:family="text">
      <style:text-properties style:font-weight-complex="bold"/>
    </style:style>
    <style:style style:name="T32" style:family="text">
      <style:text-properties officeooo:rsid="0004f76c"/>
    </style:style>
    <style:style style:name="T33" style:family="text">
      <style:text-properties fo:color="#000000"/>
    </style:style>
    <style:style style:name="T34" style:family="text">
      <style:text-properties officeooo:rsid="0007aae2"/>
    </style:style>
    <style:style style:name="T35" style:family="text">
      <style:text-properties officeooo:rsid="0009a9ed"/>
    </style:style>
    <style:style style:name="T36" style:family="text">
      <style:text-properties officeooo:rsid="000a6a2c"/>
    </style:style>
    <style:style style:name="T37" style:family="text">
      <style:text-properties officeooo:rsid="000bac2d"/>
    </style:style>
    <style:style style:name="T38" style:family="text">
      <style:text-properties officeooo:rsid="000eeee8"/>
    </style:style>
    <style:style style:name="T39" style:family="text">
      <style:text-properties officeooo:rsid="000f260d"/>
    </style:style>
    <style:style style:name="T40" style:family="text">
      <style:text-properties officeooo:rsid="00108dcd"/>
    </style:style>
    <style:style style:name="T41" style:family="text">
      <style:text-properties officeooo:rsid="0011505c"/>
    </style:style>
    <style:style style:name="T42" style:family="text">
      <style:text-properties officeooo:rsid="0012e147"/>
    </style:style>
    <style:style style:name="T43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Documento de Requisitos do Sistema</text:p>
      <text:p text:style-name="P47">para controle de um clube de sócios</text:p>
      <text:p text:style-name="versao">Versão <text:span text:style-name="T1">1</text:span><text:span text:style-name="T5">.0</text:span></text:p>
      <text:p text:style-name="P10"/>
      <text:p text:style-name="P56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Data</text:p>
          </table:table-cell>
          <table:table-cell table:style-name="Table1.A1" office:value-type="string">
            <text:p text:style-name="P38">Versão</text:p>
          </table:table-cell>
          <table:table-cell table:style-name="Table1.A1" office:value-type="string">
            <text:p text:style-name="P38">Descrição</text:p>
          </table:table-cell>
          <table:table-cell table:style-name="Table1.D1" office:value-type="string">
            <text:p text:style-name="P40">Autor</text:p>
          </table:table-cell>
        </table:table-row>
        <table:table-row table:style-name="Table1.1">
          <table:table-cell table:style-name="Table1.A2" office:value-type="string">
            <text:p text:style-name="P37"><text:span text:style-name="T1">05</text:span>/<text:span text:style-name="T1">10</text:span>/20<text:span text:style-name="T1">16</text:span></text:p>
          </table:table-cell>
          <table:table-cell table:style-name="Table1.B2" office:value-type="string">
            <text:p text:style-name="P39"><text:span text:style-name="T40">1</text:span>.0</text:p>
          </table:table-cell>
          <table:table-cell table:style-name="Table1.C2" office:value-type="string">
            <text:p text:style-name="P39">Fechamento do escopo com definição de todos os requisitos a serem implementados.</text:p>
          </table:table-cell>
          <table:table-cell table:style-name="Table1.D2" office:value-type="string">
            <text:p text:style-name="P41">Tiago Kenji Umemura</text:p>
          </table:table-cell>
        </table:table-row>
        <table:table-row table:style-name="Table1.1">
          <table:table-cell table:style-name="Table1.A3" office:value-type="string">
            <text:p text:style-name="P68">25/10/2016</text:p>
          </table:table-cell>
          <table:table-cell table:style-name="Table1.B3" office:value-type="string">
            <text:p text:style-name="P69">1.1</text:p>
          </table:table-cell>
          <table:table-cell table:style-name="Table1.C3" office:value-type="string">
            <text:p text:style-name="P69">Segunda correção de requisitos</text:p>
          </table:table-cell>
          <table:table-cell table:style-name="Table1.D3" office:value-type="string">
            <text:p text:style-name="P70">Tiago Kenji Umemura</text:p>
          </table:table-cell>
        </table:table-row>
      </table:table>
      <text:p text:style-name="Standard"/>
      <text:h text:style-name="P72" text:outline-level="1">Conteúdo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2957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35261013" text:style-name="Index_20_Link" text:visited-style-name="Index_20_Link"><text:span text:style-name="T11">1.</text:span></text:a><text:a xlink:type="simple" xlink:href="#__RefHeading___Toc35261013" text:style-name="Index_20_Link" text:visited-style-name="Index_20_Link"><text:span text:style-name="T14"><text:tab/></text:span></text:a><text:a xlink:type="simple" xlink:href="#__RefHeading___Toc35261013" text:style-name="Index_20_Link" text:visited-style-name="Index_20_Link"><text:span text:style-name="T11">Introdução</text:span></text:a><text:a xlink:type="simple" xlink:href="#__RefHeading___Toc35261013" text:style-name="Index_20_Link" text:visited-style-name="Index_20_Link"><text:tab/>4</text:a></text:p>
          <text:p text:style-name="P42"><text:a xlink:type="simple" xlink:href="#__RefHeading___Toc35261014" text:style-name="Index_20_Link" text:visited-style-name="Index_20_Link"><text:span text:style-name="T19">1.1</text:span></text:a><text:a xlink:type="simple" xlink:href="#__RefHeading___Toc35261014" text:style-name="Index_20_Link" text:visited-style-name="Index_20_Link"><text:span text:style-name="T15"><text:tab/></text:span></text:a><text:a xlink:type="simple" xlink:href="#__RefHeading___Toc35261014" text:style-name="Index_20_Link" text:visited-style-name="Index_20_Link"><text:span text:style-name="T19">Visão geral do documento</text:span></text:a><text:a xlink:type="simple" xlink:href="#__RefHeading___Toc35261014" text:style-name="Index_20_Link" text:visited-style-name="Index_20_Link"><text:span text:style-name="T18"><text:tab/>4</text:span></text:a></text:p>
          <text:p text:style-name="P42"><text:a xlink:type="simple" xlink:href="#__RefHeading___Toc35261015" text:style-name="Index_20_Link" text:visited-style-name="Index_20_Link"><text:span text:style-name="T19">1.2</text:span></text:a><text:a xlink:type="simple" xlink:href="#__RefHeading___Toc35261015" text:style-name="Index_20_Link" text:visited-style-name="Index_20_Link"><text:span text:style-name="T15"><text:tab/></text:span></text:a><text:a xlink:type="simple" xlink:href="#__RefHeading___Toc35261015" text:style-name="Index_20_Link" text:visited-style-name="Index_20_Link"><text:span text:style-name="T19">Convenções, termos e abreviações</text:span></text:a><text:a xlink:type="simple" xlink:href="#__RefHeading___Toc35261015" text:style-name="Index_20_Link" text:visited-style-name="Index_20_Link"><text:span text:style-name="T18"><text:tab/>4</text:span></text:a></text:p>
          <text:p text:style-name="P45"><text:a xlink:type="simple" xlink:href="#__RefHeading___Toc35261016" text:style-name="Index_20_Link" text:visited-style-name="Index_20_Link"><text:span text:style-name="T18">1.2.1</text:span></text:a><text:a xlink:type="simple" xlink:href="#__RefHeading___Toc35261016" text:style-name="Index_20_Link" text:visited-style-name="Index_20_Link"><text:span text:style-name="T16"><text:tab/></text:span></text:a><text:a xlink:type="simple" xlink:href="#__RefHeading___Toc35261016" text:style-name="Index_20_Link" text:visited-style-name="Index_20_Link"><text:span text:style-name="T18">Identificação dos requisitos<text:tab/>4</text:span></text:a></text:p>
          <text:p text:style-name="P45"><text:a xlink:type="simple" xlink:href="#__RefHeading___Toc35261017" text:style-name="Index_20_Link" text:visited-style-name="Index_20_Link"><text:span text:style-name="T18">1.2.2</text:span></text:a><text:a xlink:type="simple" xlink:href="#__RefHeading___Toc35261017" text:style-name="Index_20_Link" text:visited-style-name="Index_20_Link"><text:span text:style-name="T16"><text:tab/></text:span></text:a><text:a xlink:type="simple" xlink:href="#__RefHeading___Toc35261017" text:style-name="Index_20_Link" text:visited-style-name="Index_20_Link"><text:span text:style-name="T18">Prioridades dos requisitos<text:tab/>4</text:span></text:a></text:p>
          <text:p text:style-name="P43"><text:a xlink:type="simple" xlink:href="#__RefHeading___Toc35261018" text:style-name="Index_20_Link" text:visited-style-name="Index_20_Link"><text:span text:style-name="T11">2.</text:span></text:a><text:a xlink:type="simple" xlink:href="#__RefHeading___Toc35261018" text:style-name="Index_20_Link" text:visited-style-name="Index_20_Link"><text:span text:style-name="T14"><text:tab/></text:span></text:a><text:a xlink:type="simple" xlink:href="#__RefHeading___Toc35261018" text:style-name="Index_20_Link" text:visited-style-name="Index_20_Link"><text:span text:style-name="T11">Descrição geral do sistema</text:span></text:a><text:a xlink:type="simple" xlink:href="#__RefHeading___Toc35261018" text:style-name="Index_20_Link" text:visited-style-name="Index_20_Link"><text:tab/>5</text:a></text:p>
          <text:p text:style-name="P42"><text:a xlink:type="simple" xlink:href="#__RefHeading___Toc35261019" text:style-name="Index_20_Link" text:visited-style-name="Index_20_Link"><text:span text:style-name="T19">2.1</text:span></text:a><text:a xlink:type="simple" xlink:href="#__RefHeading___Toc35261019" text:style-name="Index_20_Link" text:visited-style-name="Index_20_Link"><text:span text:style-name="T15"><text:tab/></text:span></text:a><text:a xlink:type="simple" xlink:href="#__RefHeading___Toc35261019" text:style-name="Index_20_Link" text:visited-style-name="Index_20_Link"><text:span text:style-name="T19">Abrangência e sistemas relacionados</text:span></text:a><text:a xlink:type="simple" xlink:href="#__RefHeading___Toc35261019" text:style-name="Index_20_Link" text:visited-style-name="Index_20_Link"><text:span text:style-name="T18"><text:tab/>5</text:span></text:a></text:p>
          <text:p text:style-name="P43"><text:a xlink:type="simple" xlink:href="#__RefHeading___Toc35261020" text:style-name="Index_20_Link" text:visited-style-name="Index_20_Link"><text:span text:style-name="T11">3.</text:span></text:a><text:a xlink:type="simple" xlink:href="#__RefHeading___Toc35261020" text:style-name="Index_20_Link" text:visited-style-name="Index_20_Link"><text:span text:style-name="T14"><text:tab/></text:span></text:a><text:a xlink:type="simple" xlink:href="#__RefHeading___Toc35261020" text:style-name="Index_20_Link" text:visited-style-name="Index_20_Link"><text:span text:style-name="T11">Requisitos funcionais (casos de uso)</text:span></text:a><text:a xlink:type="simple" xlink:href="#__RefHeading___Toc35261020" text:style-name="Index_20_Link" text:visited-style-name="Index_20_Link"><text:tab/>5</text:a></text:p>
          <text:p text:style-name="P42"><text:a xlink:type="simple" xlink:href="#__RefHeading___Toc35261021" text:style-name="Index_20_Link" text:visited-style-name="Index_20_Link"><text:span text:style-name="T20">3.1</text:span></text:a><text:a xlink:type="simple" xlink:href="#__RefHeading___Toc35261021" text:style-name="Index_20_Link" text:visited-style-name="Index_20_Link"><text:span text:style-name="T15"><text:tab/></text:span></text:a><text:a xlink:type="simple" xlink:href="#__RefHeading___Toc35261021" text:style-name="Index_20_Link" text:visited-style-name="Index_20_Link"><text:span text:style-name="T20">Cadastro</text:span></text:a><text:a xlink:type="simple" xlink:href="#__RefHeading___Toc35261021" text:style-name="Index_20_Link" text:visited-style-name="Index_20_Link"><text:span text:style-name="T18"><text:tab/>5</text:span></text:a></text:p>
          <text:p text:style-name="P46"><text:a xlink:type="simple" xlink:href="#__RefHeading___Toc35261022" text:style-name="Index_20_Link" text:visited-style-name="Index_20_Link"><text:span text:style-name="T18">[RF001] </text:span></text:a><text:a xlink:type="simple" xlink:href="#__RefHeading___Toc35261022" text:style-name="Index_20_Link" text:visited-style-name="Index_20_Link"><text:span text:style-name="T21">Criar componente</text:span></text:a><text:a xlink:type="simple" xlink:href="#__RefHeading___Toc35261022" text:style-name="Index_20_Link" text:visited-style-name="Index_20_Link"><text:span text:style-name="T18"><text:tab/>5</text:span></text:a></text:p>
          <text:p text:style-name="P46"><text:a xlink:type="simple" xlink:href="#__RefHeading___Toc35261023" text:style-name="Index_20_Link" text:visited-style-name="Index_20_Link"><text:span text:style-name="T18">[RF002] </text:span></text:a><text:a xlink:type="simple" xlink:href="#__RefHeading___Toc35261023" text:style-name="Index_20_Link" text:visited-style-name="Index_20_Link"><text:span text:style-name="T21">Excluir componente</text:span></text:a><text:a xlink:type="simple" xlink:href="#__RefHeading___Toc35261023" text:style-name="Index_20_Link" text:visited-style-name="Index_20_Link"><text:span text:style-name="T18"><text:tab/>5</text:span></text:a></text:p>
          <text:p text:style-name="P46"><text:a xlink:type="simple" xlink:href="#__RefHeading___Toc35261024" text:style-name="Index_20_Link" text:visited-style-name="Index_20_Link"><text:span text:style-name="T18">[RF003] </text:span></text:a><text:a xlink:type="simple" xlink:href="#__RefHeading___Toc35261024" text:style-name="Index_20_Link" text:visited-style-name="Index_20_Link"><text:span text:style-name="T21">Alterar componente</text:span></text:a><text:a xlink:type="simple" xlink:href="#__RefHeading___Toc35261024" text:style-name="Index_20_Link" text:visited-style-name="Index_20_Link"><text:span text:style-name="T18"><text:tab/>6</text:span></text:a></text:p>
          <text:p text:style-name="P42"><text:a xlink:type="simple" xlink:href="#__RefHeading___Toc35261025" text:style-name="Index_20_Link" text:visited-style-name="Index_20_Link"><text:span text:style-name="T20">3.2</text:span></text:a><text:a xlink:type="simple" xlink:href="#__RefHeading___Toc35261025" text:style-name="Index_20_Link" text:visited-style-name="Index_20_Link"><text:span text:style-name="T15"><text:tab/></text:span></text:a><text:a xlink:type="simple" xlink:href="#__RefHeading___Toc35261025" text:style-name="Index_20_Link" text:visited-style-name="Index_20_Link"><text:span text:style-name="T20">Interface</text:span></text:a><text:a xlink:type="simple" xlink:href="#__RefHeading___Toc35261025" text:style-name="Index_20_Link" text:visited-style-name="Index_20_Link"><text:span text:style-name="T18"><text:tab/>6</text:span></text:a></text:p>
          <text:p text:style-name="P46"><text:a xlink:type="simple" xlink:href="#__RefHeading___Toc35261026" text:style-name="Index_20_Link" text:visited-style-name="Index_20_Link"><text:span text:style-name="T18">[RF001] </text:span></text:a><text:a xlink:type="simple" xlink:href="#__RefHeading___Toc35261026" text:style-name="Index_20_Link" text:visited-style-name="Index_20_Link"><text:span text:style-name="T21">Visualizar Componente</text:span></text:a><text:a xlink:type="simple" xlink:href="#__RefHeading___Toc35261026" text:style-name="Index_20_Link" text:visited-style-name="Index_20_Link"><text:span text:style-name="T18"><text:tab/>6</text:span></text:a></text:p>
          <text:p text:style-name="P46"><text:a xlink:type="simple" xlink:href="#__RefHeading___Toc35261027" text:style-name="Index_20_Link" text:visited-style-name="Index_20_Link"><text:span text:style-name="T18">[RF002] </text:span></text:a><text:a xlink:type="simple" xlink:href="#__RefHeading___Toc35261027" text:style-name="Index_20_Link" text:visited-style-name="Index_20_Link"><text:span text:style-name="T21">Copiar componente</text:span></text:a><text:a xlink:type="simple" xlink:href="#__RefHeading___Toc35261027" text:style-name="Index_20_Link" text:visited-style-name="Index_20_Link"><text:span text:style-name="T18"><text:tab/>6</text:span></text:a></text:p>
          <text:p text:style-name="P46"><text:a xlink:type="simple" xlink:href="#__RefHeading___Toc35261028" text:style-name="Index_20_Link" text:visited-style-name="Index_20_Link"><text:span text:style-name="T18">[RF003] </text:span></text:a><text:a xlink:type="simple" xlink:href="#__RefHeading___Toc35261028" text:style-name="Index_20_Link" text:visited-style-name="Index_20_Link"><text:span text:style-name="T21">Colar componentes</text:span></text:a><text:a xlink:type="simple" xlink:href="#__RefHeading___Toc35261028" text:style-name="Index_20_Link" text:visited-style-name="Index_20_Link"><text:span text:style-name="T18"><text:tab/>7</text:span></text:a></text:p>
          <text:p text:style-name="P42"><text:a xlink:type="simple" xlink:href="#__RefHeading___Toc35261029" text:style-name="Index_20_Link" text:visited-style-name="Index_20_Link"><text:span text:style-name="T20">3.3</text:span></text:a><text:a xlink:type="simple" xlink:href="#__RefHeading___Toc35261029" text:style-name="Index_20_Link" text:visited-style-name="Index_20_Link"><text:span text:style-name="T15"><text:tab/></text:span></text:a><text:a xlink:type="simple" xlink:href="#__RefHeading___Toc35261029" text:style-name="Index_20_Link" text:visited-style-name="Index_20_Link"><text:span text:style-name="T20">Compilação</text:span></text:a><text:a xlink:type="simple" xlink:href="#__RefHeading___Toc35261029" text:style-name="Index_20_Link" text:visited-style-name="Index_20_Link"><text:span text:style-name="T18"><text:tab/>7</text:span></text:a></text:p>
          <text:p text:style-name="P46"><text:a xlink:type="simple" xlink:href="#__RefHeading___Toc35261030" text:style-name="Index_20_Link" text:visited-style-name="Index_20_Link"><text:span text:style-name="T18">[RF001] </text:span></text:a><text:a xlink:type="simple" xlink:href="#__RefHeading___Toc35261030" text:style-name="Index_20_Link" text:visited-style-name="Index_20_Link"><text:span text:style-name="T21">Compilar componente</text:span></text:a><text:a xlink:type="simple" xlink:href="#__RefHeading___Toc35261030" text:style-name="Index_20_Link" text:visited-style-name="Index_20_Link"><text:span text:style-name="T18"><text:tab/>7</text:span></text:a></text:p>
          <text:p text:style-name="P42"><text:a xlink:type="simple" xlink:href="#__RefHeading___Toc35261031" text:style-name="Index_20_Link" text:visited-style-name="Index_20_Link"><text:span text:style-name="T20">3.4</text:span></text:a><text:a xlink:type="simple" xlink:href="#__RefHeading___Toc35261031" text:style-name="Index_20_Link" text:visited-style-name="Index_20_Link"><text:span text:style-name="T15"><text:tab/></text:span></text:a><text:a xlink:type="simple" xlink:href="#__RefHeading___Toc35261031" text:style-name="Index_20_Link" text:visited-style-name="Index_20_Link"><text:span text:style-name="T20">Importação/Exportação</text:span></text:a><text:a xlink:type="simple" xlink:href="#__RefHeading___Toc35261031" text:style-name="Index_20_Link" text:visited-style-name="Index_20_Link"><text:span text:style-name="T18"><text:tab/>7</text:span></text:a></text:p>
          <text:p text:style-name="P46"><text:a xlink:type="simple" xlink:href="#__RefHeading___Toc35261032" text:style-name="Index_20_Link" text:visited-style-name="Index_20_Link"><text:span text:style-name="T18">[RF001] </text:span></text:a><text:a xlink:type="simple" xlink:href="#__RefHeading___Toc35261032" text:style-name="Index_20_Link" text:visited-style-name="Index_20_Link"><text:span text:style-name="T21">Anexar documentos</text:span></text:a><text:a xlink:type="simple" xlink:href="#__RefHeading___Toc35261032" text:style-name="Index_20_Link" text:visited-style-name="Index_20_Link"><text:span text:style-name="T18"><text:tab/>7</text:span></text:a></text:p>
          <text:p text:style-name="P43"><text:a xlink:type="simple" xlink:href="#__RefHeading___Toc35261037" text:style-name="Index_20_Link" text:visited-style-name="Index_20_Link"><text:span text:style-name="T11">4.</text:span></text:a><text:a xlink:type="simple" xlink:href="#__RefHeading___Toc35261037" text:style-name="Index_20_Link" text:visited-style-name="Index_20_Link"><text:span text:style-name="T14"><text:tab/></text:span></text:a><text:a xlink:type="simple" xlink:href="#__RefHeading___Toc35261037" text:style-name="Index_20_Link" text:visited-style-name="Index_20_Link"><text:span text:style-name="T11">Requisitos não-funcionais</text:span></text:a><text:a xlink:type="simple" xlink:href="#__RefHeading___Toc35261037" text:style-name="Index_20_Link" text:visited-style-name="Index_20_Link"><text:tab/>9</text:a></text:p>
          <text:p text:style-name="P46"><text:a xlink:type="simple" xlink:href="#__RefHeading___Toc35261038" text:style-name="Index_20_Link" text:visited-style-name="Index_20_Link"><text:span text:style-name="T18">[NF001] </text:span></text:a><text:a xlink:type="simple" xlink:href="#__RefHeading___Toc35261038" text:style-name="Index_20_Link" text:visited-style-name="Index_20_Link"><text:span text:style-name="T21">Usabilidade</text:span></text:a><text:a xlink:type="simple" xlink:href="#__RefHeading___Toc35261038" text:style-name="Index_20_Link" text:visited-style-name="Index_20_Link"><text:span text:style-name="T18"><text:tab/>9</text:span></text:a></text:p>
          <text:p text:style-name="P46"><text:a xlink:type="simple" xlink:href="#__RefHeading___Toc35261039" text:style-name="Index_20_Link" text:visited-style-name="Index_20_Link"><text:span text:style-name="T18">[NF002] </text:span></text:a><text:a xlink:type="simple" xlink:href="#__RefHeading___Toc35261039" text:style-name="Index_20_Link" text:visited-style-name="Index_20_Link"><text:span text:style-name="T21">Desempenho</text:span></text:a><text:a xlink:type="simple" xlink:href="#__RefHeading___Toc35261039" text:style-name="Index_20_Link" text:visited-style-name="Index_20_Link"><text:span text:style-name="T18"><text:tab/>9</text:span></text:a></text:p>
          <text:p text:style-name="P43"><text:a xlink:type="simple" xlink:href="#__RefHeading___Toc35261041" text:style-name="Index_20_Link" text:visited-style-name="Index_20_Link"><text:span text:style-name="T13">5.</text:span></text:a><text:a xlink:type="simple" xlink:href="#__RefHeading___Toc35261041" text:style-name="Index_20_Link" text:visited-style-name="Index_20_Link"><text:span text:style-name="T14"><text:tab/></text:span></text:a><text:a xlink:type="simple" xlink:href="#__RefHeading___Toc35261041" text:style-name="Index_20_Link" text:visited-style-name="Index_20_Link"><text:span text:style-name="T13">Referências</text:span></text:a><text:a xlink:type="simple" xlink:href="#__RefHeading___Toc35261041" text:style-name="Index_20_Link" text:visited-style-name="Index_20_Link"><text:span text:style-name="T12"><text:tab/>10</text:span></text:a></text:p>
        </text:index-body>
      </text:table-of-content>
      <text:p text:style-name="P14"/>
      <text:h text:style-name="P61" text:outline-level="1"><text:bookmark-start text:name="__RefHeading___Toc35261013"/>Introdução<text:bookmark-end text:name="__RefHeading___Toc35261013"/></text:h>
      <text:p text:style-name="P15">Este documento especifica os requisitos do sistema <text:span text:style-name="T3">Methodology Explorer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35261014"/>Visão geral do documento<text:bookmark-end text:name="__RefHeading___Toc35261014"/></text:h>
      <text:p text:style-name="P15">Além desta seção introdutória, as seções seguintes estão organizadas como descrito abaixo.</text:p>
      <text:list xml:id="list404303003393546331" text:style-name="WW8Num4">
        <text:list-item>
          <text:p text:style-name="Com_20_marcadores"><text:span text:style-name="T10">Seção 2 – Descrição geral do sistema</text:span>: apresenta uma visão geral do sistema, caracterizando qual é o seu escopo e descrevendo seus usuários.</text:p>
        </text:list-item>
        <text:list-item>
          <text:p text:style-name="Com_20_marcadores"><text:span text:style-name="T10">Seção 3 – Requisitos funcionais (casos de uso)</text:span>: especifica todos os casos de uso do sistema, descrevendo os fluxos de eventos, prioridades, atores, entradas e saídas de cada caso de uso a ser implementado. </text:p>
        </text:list-item>
        <text:list-item>
          <text:p text:style-name="Com_20_marcadores"><text:span text:style-name="T10">Seção 4 – Requisitos não-funcionais</text:span>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Com_20_marcadores"><text:span text:style-name="T10">Seção 5 – Referências: </text:span>apresenta referências para outros documentos utilizados para a confecção deste documento.</text:p>
        </text:list-item>
      </text:list>
      <text:h text:style-name="Heading_20_2" text:outline-level="2"><text:bookmark-start text:name="__RefHeading___Toc35261015"/>Convenções, termos e abreviações<text:bookmark-end text:name="__RefHeading___Toc35261015"/></text:h>
      <text:p text:style-name="P15">A correta interpretação deste documento exige o conhecimento de algumas convenções e termos específicos, que são descritos a seguir.</text:p>
      <text:h text:style-name="Heading_20_3" text:outline-level="3"><text:bookmark-start text:name="__RefHeading___Toc35261016"/>Identificação dos requisitos<text:bookmark-end text:name="__RefHeading___Toc35261016"/></text:h>
      <text:p text:style-name="P15">Por convenção, a referência a requisitos é feita através do nome da subseção onde eles estão descritos, seguidos do identificador do requisito, de acordo com a especificação a seguir:</text:p>
      <text:p text:style-name="P15">[<text:span text:style-name="T2">nome da subseção. identificador do requisito</text:span>]</text:p>
      <text:p text:style-name="P15">Por exemplo, o requisito funcional [Recuperação de dados.RF016] deve estar descrito em uma subseção chamada “Recuperação de dados”, em um bloco identificado pelo número [RF016]. Já o requisito não-funcional [Confiabilidade.NF008] deve estar descrito na seção de requisitos não-funcionais de Confiabilidade, em um bloco identificado por [NF008]. </text:p>
      <text:p text:style-name="P15">Os requisitos devem ser identificados com um identificador único. A numeração inicia com o identificador [RF001] ou [NF001] e prossegue sendo incrementada à medida que forem surgindo novos requisitos.</text:p>
      <text:h text:style-name="Heading_20_3" text:outline-level="3"><text:bookmark-start text:name="__RefHeading___Toc35261017"/>Prioridades dos requisitos<text:bookmark-end text:name="__RefHeading___Toc35261017"/></text:h>
      <text:p text:style-name="P15">Para estabelecer a prioridade dos requisitos, nas seções 4 e 5, foram adotadas as denominações “essencial”, “importante” e “desejável”. </text:p>
      <text:list xml:id="list141936999746325" text:continue-numbering="true" text:style-name="WW8Num4">
        <text:list-item>
          <text:p text:style-name="Com_20_marcadores"><text:span text:style-name="T10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Com_20_marcadores"><text:span text:style-name="T10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Com_20_marcadores"><text:span text:style-name="T10">Desejável</text:span> 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p>
        </text:list-item>
      </text:list>
      <text:h text:style-name="Heading_20_1" text:outline-level="1"><text:bookmark-start text:name="__RefHeading___Toc35261018"/><text:soft-page-break/>Descrição geral do sistema<text:bookmark-end text:name="__RefHeading___Toc35261018"/></text:h>
      <text:h text:style-name="Heading_20_2" text:outline-level="2"><text:bookmark-start text:name="__RefHeading___Toc35261019"/>Abrangência e sistemas relacionados<text:bookmark-end text:name="__RefHeading___Toc35261019"/></text:h>
      <text:p text:style-name="P27">O sistema tem como objetivo facilitar o controle de frequentadores de um clube de sócios e assim garantir a segurança dos sócios e o bom funcionameno do clube</text:p>
      <text:h text:style-name="P62" text:outline-level="1"><text:bookmark-start text:name="__RefHeading___Toc35261020"/>Requisitos funcionais (casos de uso)<text:bookmark-end text:name="__RefHeading___Toc35261020"/></text:h>
      <text:p text:style-name="Standard"/>
      <text:h text:style-name="P63" text:outline-level="2"><text:bookmark-start text:name="__RefHeading___Toc35261021"/><text:bookmark-end text:name="__RefHeading___Toc35261021"/></text:h>
      <text:p text:style-name="P17"/>
      <text:p text:style-name="Requisito"><text:span text:style-name="T23"><text:s/></text:span><text:bookmark-start text:name="__RefHeading___Toc35261022"/>[RF001] <text:span text:style-name="T5">C</text:span><text:bookmark-end text:name="__RefHeading___Toc35261022"/><text:span text:style-name="T6">adastrar Sócio</text:span></text:p>
      <text:p text:style-name="P16"><text:span text:style-name="T10">Descrição do caso de uso: </text:span>Este caso de uso permite que o usuário crie e armazene um novo <text:s text:c="2"/><text:span text:style-name="T32">registro de um sócio</text:span> no sistema. <text:span text:style-name="T33">Tal cadastro deve ter os dados básicos do cliente, bem como seus dependentes e valor de mensalidade.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28"><text:span text:style-name="T10">Prioridade</text:span>:</text:p>
          </table:table-cell>
          <table:table-cell table:style-name="Table2.A1" office:value-type="string">
            <text:p text:style-name="P29"></text:p>
          </table:table-cell>
          <table:table-cell table:style-name="Table2.A1" office:value-type="string">
            <text:p text:style-name="P33">Essencial</text:p>
          </table:table-cell>
          <table:table-cell table:style-name="Table2.A1" office:value-type="string">
            <text:p text:style-name="P29"></text:p>
          </table:table-cell>
          <table:table-cell table:style-name="Table2.A1" office:value-type="string">
            <text:p text:style-name="P33">Importante</text:p>
          </table:table-cell>
          <table:table-cell table:style-name="Table2.A1" office:value-type="string">
            <text:p text:style-name="P29"></text:p>
          </table:table-cell>
          <table:table-cell table:style-name="Table2.A1" office:value-type="string">
            <text:p text:style-name="P33">Desejável</text:p>
          </table:table-cell>
        </table:table-row>
      </table:table>
      <text:p text:style-name="P19"><text:span text:style-name="T10">Entradas e pré-condições</text:span>: não tem.</text:p>
      <text:p text:style-name="P11"/>
      <text:p text:style-name="P19"><text:span text:style-name="T10">Saídas e pós-condição</text:span>: um <text:span text:style-name="T34">sócio</text:span> é cadastrado no sistema</text:p>
      <text:h text:style-name="P65" text:outline-level="1"/>
      <text:h text:style-name="Requisito" text:outline-level="1"><text:span text:style-name="T24"><text:s/></text:span><text:bookmark-start text:name="__RefHeading___Toc35261023"/><text:span text:style-name="T25">[RF002] </text:span><text:bookmark-end text:name="__RefHeading___Toc35261023"/><text:span text:style-name="T30">VIsualizar</text:span><text:span text:style-name="T27"> mensalidades</text:span></text:h>
      <text:p text:style-name="P20"><text:span text:style-name="T10">Descrição do caso de uso:</text:span><text:span text:style-name="T31"> </text:span>Este caso de uso permite que o usuário <text:span text:style-name="T41">controle as mensalidades que já foram pagas ou que devem ser pagas</text:span>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 table:style-name="Table3.1">
          <table:table-cell table:style-name="Table3.A1" office:value-type="string">
            <text:p text:style-name="P31"><text:span text:style-name="T10">Prioridade</text:span>:</text:p>
          </table:table-cell>
          <table:table-cell table:style-name="Table3.A1" office:value-type="string">
            <text:p text:style-name="P29"></text:p>
          </table:table-cell>
          <table:table-cell table:style-name="Table3.A1" office:value-type="string">
            <text:p text:style-name="P33">Essencial</text:p>
          </table:table-cell>
          <table:table-cell table:style-name="Table3.A1" office:value-type="string">
            <text:p text:style-name="P29"></text:p>
          </table:table-cell>
          <table:table-cell table:style-name="Table3.A1" office:value-type="string">
            <text:p text:style-name="P33">Importante</text:p>
          </table:table-cell>
          <table:table-cell table:style-name="Table3.A1" office:value-type="string">
            <text:p text:style-name="P29"></text:p>
          </table:table-cell>
          <table:table-cell table:style-name="Table3.A1" office:value-type="string">
            <text:p text:style-name="P33">Desejável</text:p>
          </table:table-cell>
        </table:table-row>
      </table:table>
      <text:p text:style-name="P24"/>
      <text:p text:style-name="P19"><text:span text:style-name="T10">Entradas e pré-condições</text:span>: recebe como entrada <text:span text:style-name="T41">o nome de usuário</text:span></text:p>
      <text:p text:style-name="P11"/>
      <text:p text:style-name="P19"><text:span text:style-name="T10">Saídas e pós-condição</text:span>: <text:span text:style-name="T41">Exibi as mensalidades</text:span></text:p>
      <text:h text:style-name="P35" text:outline-level="1"><text:bookmark-start text:name="__RefHeading___Toc35261024"/>[RF003] <text:span text:style-name="T7">Cadastro de Atividades de um usuário</text:span><text:bookmark-end text:name="__RefHeading___Toc35261024"/></text:h>
      <text:p text:style-name="P20"><text:span text:style-name="T10">Descrição do caso de uso:</text:span><text:span text:style-name="T31"> </text:span>Este caso de uso permite que o <text:span text:style-name="T35">sistema cadastre as atividades permitidas de um determinado cliente</text:span>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row table:style-name="Table4.1">
          <table:table-cell table:style-name="Table4.A1" office:value-type="string">
            <text:p text:style-name="P31"><text:span text:style-name="T10">Prioridade</text:span>:</text:p>
          </table:table-cell>
          <table:table-cell table:style-name="Table4.A1" office:value-type="string">
            <text:p text:style-name="P29"></text:p>
          </table:table-cell>
          <table:table-cell table:style-name="Table4.A1" office:value-type="string">
            <text:p text:style-name="P33">Essencial</text:p>
          </table:table-cell>
          <table:table-cell table:style-name="Table4.A1" office:value-type="string">
            <text:p text:style-name="P29"></text:p>
          </table:table-cell>
          <table:table-cell table:style-name="Table4.A1" office:value-type="string">
            <text:p text:style-name="P33">Importante</text:p>
          </table:table-cell>
          <table:table-cell table:style-name="Table4.A1" office:value-type="string">
            <text:p text:style-name="P29"></text:p>
          </table:table-cell>
          <table:table-cell table:style-name="Table4.A1" office:value-type="string">
            <text:p text:style-name="P33">Desejável</text:p>
          </table:table-cell>
        </table:table-row>
      </table:table>
      <text:p text:style-name="P24"/>
      <text:p text:style-name="P19"><text:span text:style-name="T10">Entradas e pré-condições</text:span>: recebe como entrada o <text:span text:style-name="T35">usuário</text:span> que se deseja alterar.</text:p>
      <text:p text:style-name="P11"><text:soft-page-break/></text:p>
      <text:p text:style-name="P19"><text:span text:style-name="T10">Saídas e pós-condição</text:span>: <text:span text:style-name="T36">As atividades permitidas de um usuário são cadastradas</text:span>.</text:p>
      <text:p text:style-name="P9"/>
      <text:h text:style-name="P67" text:outline-level="1">[RF00<text:span text:style-name="T42">4</text:span>] <text:span text:style-name="T41">Visualisar</text:span><text:span text:style-name="T7"> </text:span><text:span text:style-name="T9">as</text:span><text:span text:style-name="T7"> Atividades de um usuário</text:span></text:h>
      <text:p text:style-name="P51"><text:span text:style-name="T10">Descrição do caso de uso:</text:span><text:span text:style-name="T31"> </text:span>Este caso de uso permite <text:span text:style-name="T41">visualizar a quantidade de vezes de cada atividade que um cliente executou.</text:span></text:p>
      <text:p text:style-name="P52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D"/>
        <table:table-column table:style-name="Table19.G"/>
        <table:table-row table:style-name="Table19.1">
          <table:table-cell table:style-name="Table19.A1" office:value-type="string">
            <text:p text:style-name="P57"><text:span text:style-name="T10">Prioridade</text:span>:</text:p>
          </table:table-cell>
          <table:table-cell table:style-name="Table19.A1" office:value-type="string">
            <text:p text:style-name="P58"></text:p>
          </table:table-cell>
          <table:table-cell table:style-name="Table19.A1" office:value-type="string">
            <text:p text:style-name="P59">Essencial</text:p>
          </table:table-cell>
          <table:table-cell table:style-name="Table19.A1" office:value-type="string">
            <text:p text:style-name="P58"></text:p>
          </table:table-cell>
          <table:table-cell table:style-name="Table19.A1" office:value-type="string">
            <text:p text:style-name="P59">Importante</text:p>
          </table:table-cell>
          <table:table-cell table:style-name="Table19.A1" office:value-type="string">
            <text:p text:style-name="P58"></text:p>
          </table:table-cell>
          <table:table-cell table:style-name="Table19.A1" office:value-type="string">
            <text:p text:style-name="P59">Desejável</text:p>
          </table:table-cell>
        </table:table-row>
      </table:table>
      <text:p text:style-name="P54"/>
      <text:p text:style-name="P53"><text:span text:style-name="T10">Entradas e pré-condições</text:span>: recebe como entrada o <text:span text:style-name="T35">usuário</text:span>.</text:p>
      <text:p text:style-name="P55"/>
      <text:p text:style-name="P49"><text:span text:style-name="T10">Saídas e pós-condição</text:span>: <text:span text:style-name="T36">As atividades permitidas de um usuário são exibidas</text:span>.</text:p>
      <text:h text:style-name="P64" text:outline-level="2"><text:bookmark-start text:name="__RefHeading___Toc35261025"/>Interface<text:bookmark-end text:name="__RefHeading___Toc35261025"/></text:h>
      <text:p text:style-name="P23"/>
      <text:p text:style-name="Requisito"><text:span text:style-name="T24"><text:s/></text:span><text:bookmark-start text:name="__RefHeading___Toc35261026"/><text:span text:style-name="T25">[RF001] </text:span><text:bookmark-end text:name="__RefHeading___Toc35261026"/><text:span text:style-name="T28">Emissão de carteirinha</text:span></text:p>
      <text:p text:style-name="P20"><text:span text:style-name="T10">Descrição do caso de uso: </text:span>Este caso de uso permite que o usuário visualize os dados de <text:span text:style-name="T37">seu cadastro, o que inclui sua foto.</text:span> </text:p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row table:style-name="Table5.1">
          <table:table-cell table:style-name="Table5.A1" office:value-type="string">
            <text:p text:style-name="P31"><text:span text:style-name="T10">Prioridade</text:span>:</text:p>
          </table:table-cell>
          <table:table-cell table:style-name="Table5.A1" office:value-type="string">
            <text:p text:style-name="P29"></text:p>
          </table:table-cell>
          <table:table-cell table:style-name="Table5.A1" office:value-type="string">
            <text:p text:style-name="P33">Essencial</text:p>
          </table:table-cell>
          <table:table-cell table:style-name="Table5.A1" office:value-type="string">
            <text:p text:style-name="P29"></text:p>
          </table:table-cell>
          <table:table-cell table:style-name="Table5.A1" office:value-type="string">
            <text:p text:style-name="P33">Importante</text:p>
          </table:table-cell>
          <table:table-cell table:style-name="Table5.A1" office:value-type="string">
            <text:p text:style-name="P29"></text:p>
          </table:table-cell>
          <table:table-cell table:style-name="Table5.A1" office:value-type="string">
            <text:p text:style-name="P33">Desejável</text:p>
          </table:table-cell>
        </table:table-row>
      </table:table>
      <text:p text:style-name="P19"><text:span text:style-name="T10">Entradas e pré-condições</text:span>: deve receber como entrada o componente que se deseja visualizar.</text:p>
      <text:p text:style-name="P11"/>
      <text:p text:style-name="P19"><text:span text:style-name="T10">Saídas e pós-condição</text:span>: o usuário visualiza o componente desejado.</text:p>
      <text:p text:style-name="P20"/>
      <text:p text:style-name="P9"/>
      <text:h text:style-name="P60" text:outline-level="1"><text:bookmark-start text:name="__RefHeading___Toc35261037"/>Requisitos não-funcionais<text:bookmark-end text:name="__RefHeading___Toc35261037"/></text:h>
      <text:p text:style-name="P19"/>
      <text:p text:style-name="P35"><text:bookmark-start text:name="__RefHeading___Toc35261038"/>[NF001]<text:span text:style-name="T2"> </text:span><text:span text:style-name="T5">Usabilidade</text:span><text:bookmark-end text:name="__RefHeading___Toc35261038"/></text:p>
      <text:p text:style-name="P44">A interface com o usuário é de vital importância para o sucesso do sistema. Principalmente por ser um sistema que não será utilizado diariamente, o usuário não possui tempo disponível para aprender como utilizar o sistema.</text:p>
      <text:p text:style-name="P44">O sistema terá uma interface amigável ao usuário primário sem se tornar cansativa aos usuários mais experientes. Em especial, o módulo de publicação HTML possuirá um wizard para ajudar o usuário.</text:p>
      <text:p text:style-name="P4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D"/>
        <table:table-column table:style-name="Table14.G"/>
        <table:table-row table:style-name="Table14.1">
          <table:table-cell table:style-name="Table14.A1" office:value-type="string">
            <text:p text:style-name="P31"><text:span text:style-name="T10">Prioridade</text:span>:</text:p>
          </table:table-cell>
          <table:table-cell table:style-name="Table14.A1" office:value-type="string">
            <text:p text:style-name="P29"></text:p>
          </table:table-cell>
          <table:table-cell table:style-name="Table14.A1" office:value-type="string">
            <text:p text:style-name="P33">Essencial</text:p>
          </table:table-cell>
          <table:table-cell table:style-name="Table14.A1" office:value-type="string">
            <text:p text:style-name="P29"></text:p>
          </table:table-cell>
          <table:table-cell table:style-name="Table14.A1" office:value-type="string">
            <text:p text:style-name="P33">Importante</text:p>
          </table:table-cell>
          <table:table-cell table:style-name="Table14.A1" office:value-type="string">
            <text:p text:style-name="P29"></text:p>
          </table:table-cell>
          <table:table-cell table:style-name="Table14.A1" office:value-type="string">
            <text:p text:style-name="P33">Desejável</text:p>
          </table:table-cell>
        </table:table-row>
      </table:table>
      <text:p text:style-name="P13"/>
      <text:p text:style-name="P35"><text:bookmark-start text:name="__RefHeading___Toc35261039"/><text:soft-page-break/>[NF002] <text:span text:style-name="T8">Interface simples e de fácil compreensão</text:span><text:bookmark-end text:name="__RefHeading___Toc35261039"/></text:p>
      <text:p text:style-name="P20">Embora não seja um requisito essencial ao sistema, deve ser considerada por corresponder a um fator de qualidade de software. </text:p>
      <text:p text:style-name="P2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D"/>
        <table:table-column table:style-name="Table15.G"/>
        <table:table-row table:style-name="Table15.1">
          <table:table-cell table:style-name="Table15.A1" office:value-type="string">
            <text:p text:style-name="P31"><text:span text:style-name="T10">Prioridade</text:span>:</text:p>
          </table:table-cell>
          <table:table-cell table:style-name="Table15.A1" office:value-type="string">
            <text:p text:style-name="P29"></text:p>
          </table:table-cell>
          <table:table-cell table:style-name="Table15.A1" office:value-type="string">
            <text:p text:style-name="P33">Essencial</text:p>
          </table:table-cell>
          <table:table-cell table:style-name="Table15.A1" office:value-type="string">
            <text:p text:style-name="P29"></text:p>
          </table:table-cell>
          <table:table-cell table:style-name="Table15.A1" office:value-type="string">
            <text:p text:style-name="P33">Importante</text:p>
          </table:table-cell>
          <table:table-cell table:style-name="Table15.A1" office:value-type="string">
            <text:p text:style-name="P29"></text:p>
          </table:table-cell>
          <table:table-cell table:style-name="Table15.A1" office:value-type="string">
            <text:p text:style-name="P33">Desejável</text:p>
          </table:table-cell>
        </table:table-row>
      </table:table>
      <text:p text:style-name="P13"/>
      <text:p text:style-name="Requisito"><text:span text:style-name="T24"><text:s/></text:span><text:bookmark-start text:name="__RefHeading___Toc35261040"/><text:span text:style-name="T25">[NF003] </text:span><text:bookmark-end text:name="__RefHeading___Toc35261040"/><text:span text:style-name="T29">O sistema deve ser operacional na web</text:span></text:p>
      <text:p text:style-name="P19">Visando criar um produto com maior extensibilidade, reusabilidade e flexibilidade, deve ser adotar como linguagem principal de desenvolvimento Java seguindo cuidadosamente as técnicas de orientação a objetos. Entretanto, outras linguagens também poderão ser usadas quando indicações técnicas recomendem. </text:p>
      <text:p text:style-name="P19">O uso da linguagem Java permite não especificar qual será o sistema operacional e a máquina em que o programa irá executar. No entanto, essa máquina deverá se comunicar com um sistema de banco de dados.</text:p>
      <text:p text:style-name="P1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D"/>
        <table:table-column table:style-name="Table16.G"/>
        <table:table-row table:style-name="Table16.1">
          <table:table-cell table:style-name="Table16.A1" office:value-type="string">
            <text:p text:style-name="P31"><text:span text:style-name="T10">Prioridade</text:span>:</text:p>
          </table:table-cell>
          <table:table-cell table:style-name="Table16.A1" office:value-type="string">
            <text:p text:style-name="P29"></text:p>
          </table:table-cell>
          <table:table-cell table:style-name="Table16.A1" office:value-type="string">
            <text:p text:style-name="P33">Essencial</text:p>
          </table:table-cell>
          <table:table-cell table:style-name="Table16.A1" office:value-type="string">
            <text:p text:style-name="P29"></text:p>
          </table:table-cell>
          <table:table-cell table:style-name="Table16.A1" office:value-type="string">
            <text:p text:style-name="P33">Importante</text:p>
          </table:table-cell>
          <table:table-cell table:style-name="Table16.A1" office:value-type="string">
            <text:p text:style-name="P29"></text:p>
          </table:table-cell>
          <table:table-cell table:style-name="Table16.A1" office:value-type="string">
            <text:p text:style-name="P33">Desejável</text:p>
          </table:table-cell>
        </table:table-row>
      </table:table>
      <text:p text:style-name="P13"/>
      <text:h text:style-name="P60" text:outline-level="1"><text:bookmark-start text:name="_Ref471394537"/><text:bookmark-start text:name="__RefHeading___Toc35261041"/>Referências<text:bookmark-end text:name="_Ref471394537"/><text:bookmark-end text:name="__RefHeading___Toc35261041"/></text:h>
      <text:p text:style-name="P20"/>
      <text:list xml:id="list387587429352219762" text:style-name="WW8Num23">
        <text:list-item>
          <text:p text:style-name="P74">Furlan, J. D. <text:span text:style-name="T10">Modelagem de Objetos através da UML</text:span>. <text:span text:style-name="T17">São Paulo, Makron Books, 1998.</text:span></text:p>
        </text:list-item>
        <text:list-item>
          <text:p text:style-name="P74"><text:span text:style-name="T17">Kruchten, P. </text:span><text:span text:style-name="T22">The Rational Unified Process – An introduction</text:span><text:span text:style-name="T17">. </text:span>Addison-Wesley, 1998.</text:p>
        </text:list-item>
        <text:list-item>
          <text:p text:style-name="P73"><text:span text:style-name="T25">Página da disciplina Análise e Especificação de Requisitos. </text:span><text:a xlink:type="simple" xlink:href="http://www.cin.ufpe.br/~if119" text:style-name="Internet_20_link" text:visited-style-name="Visited_20_Internet_20_Link"><text:span text:style-name="Internet_20_link"><text:span text:style-name="T25">www.cin.ufpe.br/~if119</text:span></text:span></text:a><text:span text:style-name="T25">.</text:span></text:p>
        </text:list-item>
        <text:list-item>
          <text:p text:style-name="P73"><text:span text:style-name="T25">Página da disciplina Metodologia e Desenvolvimento de Software </text:span><text:a xlink:type="simple" xlink:href="http://www.cin.ufpe.br/~mds" text:style-name="Internet_20_link" text:visited-style-name="Visited_20_Internet_20_Link"><text:span text:style-name="Internet_20_link"><text:span text:style-name="T25">www.cin.ufpe.br/~mds</text:span></text:span></text:a><text:span text:style-name="T25">.</text:span></text:p>
        </text:list-item>
        <text:list-item>
          <text:p text:style-name="P73"><text:span text:style-name="T25">Página da empresa Rational Software Corporation <text:s/></text:span><text:a xlink:type="simple" xlink:href="http://www.rational.com/" text:style-name="Internet_20_link" text:visited-style-name="Visited_20_Internet_20_Link"><text:span text:style-name="Internet_20_link"><text:span text:style-name="T25">www.rational.com</text:span></text:span></text:a><text:span text:style-name="T25">.</text:span></text:p>
        </text:list-item>
        <text:list-item>
          <text:p text:style-name="P73"><text:span text:style-name="T25">Página do projeto de instanciação de ambientes de desenvolvimento de software convencionais e orientados a domínios (visitada em 18/01/2001) <text:s/></text:span><text:a xlink:type="simple" xlink:href="http://www.cin.ufpe.br/~if119" text:style-name="Internet_20_link" text:visited-style-name="Visited_20_Internet_20_Link"><text:span text:style-name="Internet_20_link"><text:span text:style-name="T25">www.cos.ufrj.br/~taba</text:span></text:span></text:a><text:span text:style-name="T25">.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835in" loext:contextual-spacing="false" fo:text-align="justify" style:justify-single-word="false" fo:padding-left="0.0555in" fo:padding-right="0.0555in" fo:padding-top="0.0138in" fo:padding-bottom="0.0138in" fo:border="0.51pt solid #000000" style:shadow="#000000 0.011in 0.011in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fo:padding-left="0.0555in" fo:padding-right="0.0555in" fo:padding-top="0.0138in" fo:padding-bottom="0.0138in" fo:border="0.51pt solid #000000" style:shadow="#000000 0.011in 0.011in"/>
    </style:style>
    <style:style style:name="Numerada" style:family="paragraph" style:parent-style-name="Standard" style:list-style-name="WW8Num2">
      <style:paragraph-properties fo:margin-top="0.0417in" fo:margin-bottom="0.0417in" loext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1972in" fo:margin-right="0in" fo:margin-top="0.0417in" fo:margin-bottom="0.0417in" loext:contextual-spacing="false" style:line-height-at-least="0.1665in" fo:keep-together="always" fo:orphans="0" fo:widows="0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3.6665in" fo:margin-bottom="0.0417in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in" fo:margin-bottom="0in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in" fo:margin-bottom="0.1665in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25in" fo:margin-bottom="0.0835in" loext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>
        <style:tab-stops>
          <style:tab-stop style:position="0.2957in"/>
          <style:tab-stop style:position="0.3937in"/>
          <style:tab-stop style:position="6.2917in" style:type="right" style:leader-style="dotted" style:leader-text="."/>
        </style:tab-stops>
      </style:paragraph-properties>
      <style:text-properties fo:text-transform="uppercase" fo:font-size="10pt" fo:language="en" fo:country="US" fo:font-weight="bold" style:font-size-asian="10pt" style:language-asian="en" style:country-asian="US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0417in" fo:margin-bottom="0.0417in" loext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1665in" fo:margin-bottom="0.0835in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0417in" fo:margin-bottom="0.0417in" loext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0417in" fo:margin-bottom="0.0417in" loext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0417in" fo:margin-bottom="0.0417in" loext:contextual-spacing="false" fo:text-align="justify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0417in" fo:margin-bottom="0in" loext:contextual-spacing="false" fo:text-align="justify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5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3283in" fo:text-indent="-0.0783in" fo:margin-left="0.1571in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0.4783in" fo:text-indent="-0.4in" fo:margin-left="0.4783in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0.5783in" fo:text-indent="-0.5in" fo:margin-left="0.5783in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0.6783in" fo:text-indent="-0.6in" fo:margin-left="0.6783in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0.7783in" fo:text-indent="-0.7in" fo:margin-left="0.7783in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0.8783in" fo:text-indent="-0.8in" fo:margin-left="0.8783in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0.9783in" fo:text-indent="-0.9in" fo:margin-left="0.9783in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1.0783in" fo:text-indent="-1in" fo:margin-left="1.0783in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1.1783in" fo:text-indent="-1.1in" fo:margin-left="1.17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0783in" fo:margin-left="0.0783in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7" style:family="table">
      <style:table-properties style:width="6.4486in" fo:margin-left="-0.075in" table:align="left" style:writing-mode="lr-tb"/>
    </style:style>
    <style:style style:name="Table17.A" style:family="table-column">
      <style:table-column-properties style:column-width="3.1271in"/>
    </style:style>
    <style:style style:name="Table17.B" style:family="table-column">
      <style:table-column-properties style:column-width="3.3215in"/>
    </style:style>
    <style:style style:name="Table17.1" style:family="table-row">
      <style:table-row-properties style:min-row-height="0.2556in" fo:keep-together="always"/>
    </style:style>
    <style:style style:name="Table17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7.2" style:family="table-row">
      <style:table-row-properties style:min-row-height="0.2549in" fo:keep-together="always"/>
    </style:style>
    <style:style style:name="Table17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8" style:family="table">
      <style:table-properties style:width="6.4486in" fo:margin-left="-0.075in" table:align="left" style:writing-mode="lr-tb"/>
    </style:style>
    <style:style style:name="Table18.A" style:family="table-column">
      <style:table-column-properties style:column-width="3.1271in"/>
    </style:style>
    <style:style style:name="Table18.B" style:family="table-column">
      <style:table-column-properties style:column-width="3.3215in"/>
    </style:style>
    <style:style style:name="Table18.1" style:family="table-row">
      <style:table-row-properties style:min-row-height="0.2556in" fo:keep-together="always"/>
    </style:style>
    <style:style style:name="Table18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8.2" style:family="table-row">
      <style:table-row-properties style:min-row-height="0.2549in" fo:keep-together="always"/>
    </style:style>
    <style:style style:name="Table18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officeooo:rsid="00011d4a" officeooo:paragraph-rsid="00011d4a" style:font-size-asian="10pt" style:font-name-complex="Arial"/>
    </style:style>
    <style:style style:name="MP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3" style:family="paragraph" style:parent-style-name="Header">
      <style:paragraph-properties fo:margin-top="0in" fo:margin-bottom="0in" loext:contextual-spacing="false"/>
      <style:text-properties style:font-name="Arial" fo:font-size="10pt" style:font-size-asian="10pt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5" style:family="paragraph" style:parent-style-name="Header">
      <style:paragraph-properties fo:margin-top="0.0417in" fo:margin-bottom="0in" loext:contextual-spacing="false"/>
    </style:style>
    <style:style style:name="MP6" style:family="paragraph" style:parent-style-name="Footer">
      <style:paragraph-properties fo:text-align="start" style:justify-single-word="false"/>
    </style:style>
    <style:style style:name="MP7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0eeee8"/>
    </style:style>
    <style:style style:name="MT2" style:family="text">
      <style:text-properties officeooo:rsid="000f260d"/>
    </style:style>
    <style:style style:name="MT3" style:family="text">
      <style:text-properties officeooo:rsid="00011d4a"/>
    </style:style>
    <style:style style:name="MT4" style:family="text"/>
    <style:page-layout style:name="Mpm1">
      <style:page-layout-properties fo:page-width="8.2681in" fo:page-height="11.6929in" style:num-format="1" style:print-orientation="portrait" fo:margin-top="0.472in" fo:margin-bottom="0.9846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36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126in" fo:margin-left="0in" fo:margin-right="0in" fo:margin-bottom="0.4736in" style:dynamic-spacing="true"/>
      </style:header-style>
      <style:footer-style>
        <style:header-footer-properties fo:min-height="0.5126in" fo:margin-left="0in" fo:margin-right="0in" fo:margin-top="0.4736in" style:dynamic-spacing="true"/>
      </style:footer-style>
    </style:page-layout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Mpm1">
      <style:header>
        <text:p text:style-name="Standard"/>
        <text:p text:style-name="MP1">Desenvolvimento do Sistema para <text:span text:style-name="MT1">Controle de clube de sócios</text:span></text:p>
        <text:p text:style-name="MP2"><text:span text:style-name="MT2">Analista</text:span>: <text:span text:style-name="MT3">Tiago Kenji Umemura</text:span></text:p>
        <text:p text:style-name="MP3"/>
        <text:p text:style-name="Header"/>
        <text:p text:style-name="Header"/>
      </style:header>
    </style:master-page>
    <style:master-page style:name="Convert_20_1" style:display-name="Convert 1" style:page-layout-name="Mpm1">
      <style:header>
        <text:p text:style-name="Standard"/>
        <text:p text:style-name="MP4">Methodology Explorer – Trabalho de Graduação 2002.2</text:p>
        <text:p text:style-name="MP2">Graduando: Carlos Roberto da Silva Júnior</text:p>
        <text:p text:style-name="MP2">Orientador: Hermano Perrelli de Moura</text:p>
        <text:p text:style-name="MP3"/>
        <text:p text:style-name="Header"/>
        <text:p text:style-name="Header"/>
      </style:header>
      <style:header-first>
        <text:p text:style-name="Header"/>
      </style:header-first>
    </style:master-page>
    <style:master-page style:name="Convert_20_2" style:display-name="Convert 2" style:page-layout-name="Mpm2">
      <style:header>
        <text:p text:style-name="MP5"/>
      </style:header>
      <style:footer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table:number-rows-spanned="2" office:value-type="string">
              <text:p text:style-name="MP6">Documento de Requisitos</text:p>
              <text:p text:style-name="MP7">Arquivo: <text:file-name text:display="name-and-extension">documentoRequisitosHumberto.odt</text:file-name></text:p>
              <text:p text:style-name="MP7"/>
            </table:table-cell>
            <table:table-cell table:style-name="Table17.A1" office:value-type="string">
              <text:p text:style-name="MP8">Página <text:span text:style-name="Page_20_Number"><text:page-number text:select-page="current">3</text:page-number></text:span><text:bookmark text:name="_Ref471361557"/><text:span text:style-name="Page_20_Number"> de </text:span><text:span text:style-name="Page_20_Number"><text:page-count style:num-format="1">7</text:page-count></text:span></text:p>
            </table:table-cell>
          </table:table-row>
          <table:table-row table:style-name="Table17.2">
            <table:covered-table-cell/>
            <table:table-cell table:style-name="Table17.B2" office:value-type="string">
              <text:p text:style-name="MP8">Última Atualização: <text:modification-date style:data-style-name="N121">25/10/2016 02:19:35 PM</text:modification-date>h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2">
      <style:header>
        <text:p text:style-name="MP5"/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table:number-rows-spanned="2" office:value-type="string">
              <text:p text:style-name="MP6">Documento de Requisitos</text:p>
              <text:p text:style-name="MP7">Arquivo: <text:file-name text:display="name-and-extension">documentoRequisitosHumberto.odt</text:file-name></text:p>
              <text:p text:style-name="MP7"/>
            </table:table-cell>
            <table:table-cell table:style-name="Table18.A1" office:value-type="string">
              <text:p text:style-name="MP8">Página <text:span text:style-name="Page_20_Number"><text:page-number text:select-page="current">7</text:page-number></text:span><text:span text:style-name="Page_20_Number"> de </text:span><text:span text:style-name="Page_20_Number"><text:page-count style:num-format="1">7</text:page-count></text:span></text:p>
            </table:table-cell>
          </table:table-row>
          <table:table-row table:style-name="Table18.2">
            <table:covered-table-cell/>
            <table:table-cell table:style-name="Table18.B2" office:value-type="string">
              <text:p text:style-name="MP8">Última A<text:span text:style-name="MT3">tualização: 05/10/2016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02-08-08T16:05:00</meta:creation-date>
    <dc:date>2016-10-25T14:19:35.032885663</dc:date>
    <meta:editing-cycles>159</meta:editing-cycles>
    <meta:editing-duration>PT6H25M36S</meta:editing-duration>
    <meta:generator>LibreOffice/5.1.4.2$Linux_X86_64 LibreOffice_project/10m0$Build-2</meta:generator>
    <meta:document-statistic meta:table-count="11" meta:image-count="0" meta:object-count="0" meta:page-count="7" meta:paragraph-count="172" meta:word-count="1239" meta:character-count="8249" meta:non-whitespace-character-count="7186"/>
  </office:meta>
</office:document-meta>
</file>